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9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arly-v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bs diff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% to Prelim</text:p>
          </table:table-cell>
          <table:table-cell office:value-type="string" calcext:value-type="string">
            <text:p>% to Final</text:p>
          </table:table-cell>
        </table:table-row>
        <table:table-row table:style-name="ro1">
          <table:table-cell office:value-type="string" calcext:value-type="string">
            <text:p>Alliansen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formula="of:=ABS([.E2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100*ABS([.E2]))/[.B2]" office:value-type="float" office:value="0.446428571428571" calcext:value-type="float">
            <text:p>0.446428571428571</text:p>
          </table:table-cell>
          <table:table-cell table:formula="of:=(100*ABS([.E2]))/[.C2]" office:value-type="float" office:value="0.448430493273543" calcext:value-type="float">
            <text:p>0.448430493273543</text:p>
          </table:table-cell>
        </table:table-row>
        <table:table-row table:style-name="ro1">
          <table:table-cell office:value-type="string" calcext:value-type="string">
            <text:p>Arbeiderpartiet</text:p>
          </table:table-cell>
          <table:table-cell office:value-type="float" office:value="30537" calcext:value-type="float">
            <text:p>30537</text:p>
          </table:table-cell>
          <table:table-cell office:value-type="float" office:value="30522" calcext:value-type="float">
            <text:p>30522</text:p>
          </table:table-cell>
          <table:table-cell table:formula="of:=ABS([.E3])" office:value-type="float" office:value="15" calcext:value-type="float">
            <text:p>15</text:p>
          </table:table-cell>
          <table:table-cell office:value-type="float" office:value="-15" calcext:value-type="float">
            <text:p>-15</text:p>
          </table:table-cell>
          <table:table-cell table:formula="of:=(100*ABS([.E3]))/[.B3]" office:value-type="float" office:value="0.0491207387759112" calcext:value-type="float">
            <text:p>0.049120738775911</text:p>
          </table:table-cell>
          <table:table-cell table:formula="of:=(100*ABS([.E3]))/[.C3]" office:value-type="float" office:value="0.0491448791035974" calcext:value-type="float">
            <text:p>0.049144879103597</text:p>
          </table:table-cell>
        </table:table-row>
        <table:table-row table:style-name="ro1">
          <table:table-cell office:value-type="string" calcext:value-type="string">
            <text:p>Demokratene</text:p>
          </table:table-cell>
          <table:table-cell office:value-type="float" office:value="780" calcext:value-type="float">
            <text:p>780</text:p>
          </table:table-cell>
          <table:table-cell office:value-type="float" office:value="784" calcext:value-type="float">
            <text:p>784</text:p>
          </table:table-cell>
          <table:table-cell table:formula="of:=ABS([.E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(100*ABS([.E4]))/[.B4]" office:value-type="float" office:value="0.512820512820513" calcext:value-type="float">
            <text:p>0.512820512820513</text:p>
          </table:table-cell>
          <table:table-cell table:formula="of:=(100*ABS([.E4]))/[.C4]" office:value-type="float" office:value="0.510204081632653" calcext:value-type="float">
            <text:p>0.510204081632653</text:p>
          </table:table-cell>
        </table:table-row>
        <table:table-row table:style-name="ro1">
          <table:table-cell office:value-type="string" calcext:value-type="string">
            <text:p>Feministisk Initiativ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table:formula="of:=ABS([.E5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(100*ABS([.E5]))/[.B5]" office:value-type="float" office:value="3.84615384615385" calcext:value-type="float">
            <text:p>3.84615384615385</text:p>
          </table:table-cell>
          <table:table-cell table:formula="of:=(100*ABS([.E5]))/[.C5]"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string" calcext:value-type="string">
            <text:p>Folkeaksjonen Nei til mer bompenger</text:p>
          </table:table-cell>
          <table:table-cell office:value-type="float" office:value="9847" calcext:value-type="float">
            <text:p>9847</text:p>
          </table:table-cell>
          <table:table-cell office:value-type="float" office:value="9861" calcext:value-type="float">
            <text:p>9861</text:p>
          </table:table-cell>
          <table:table-cell table:formula="of:=ABS([.E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formula="of:=(100*ABS([.E6]))/[.B6]" office:value-type="float" office:value="0.142175281811719" calcext:value-type="float">
            <text:p>0.142175281811719</text:p>
          </table:table-cell>
          <table:table-cell table:formula="of:=(100*ABS([.E6]))/[.C6]" office:value-type="float" office:value="0.141973430686543" calcext:value-type="float">
            <text:p>0.141973430686543</text:p>
          </table:table-cell>
        </table:table-row>
        <table:table-row table:style-name="ro1">
          <table:table-cell office:value-type="string" calcext:value-type="string">
            <text:p>Fremskrittspartiet</text:p>
          </table:table-cell>
          <table:table-cell office:value-type="float" office:value="8670" calcext:value-type="float">
            <text:p>8670</text:p>
          </table:table-cell>
          <table:table-cell office:value-type="float" office:value="8680" calcext:value-type="float">
            <text:p>8680</text:p>
          </table:table-cell>
          <table:table-cell table:formula="of:=ABS([.E7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(100*ABS([.E7]))/[.B7]" office:value-type="float" office:value="0.115340253748558" calcext:value-type="float">
            <text:p>0.115340253748558</text:p>
          </table:table-cell>
          <table:table-cell table:formula="of:=(100*ABS([.E7]))/[.C7]" office:value-type="float" office:value="0.115207373271889" calcext:value-type="float">
            <text:p>0.115207373271889</text:p>
          </table:table-cell>
        </table:table-row>
        <table:table-row table:style-name="ro1">
          <table:table-cell office:value-type="string" calcext:value-type="string">
            <text:p>Helsepartiet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table:formula="of:=ABS([.E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100*ABS([.E8]))/[.B8]" office:value-type="float" office:value="0.275482093663912" calcext:value-type="float">
            <text:p>0.275482093663912</text:p>
          </table:table-cell>
          <table:table-cell table:formula="of:=(100*ABS([.E8]))/[.C8]" office:value-type="float" office:value="0.274725274725275" calcext:value-type="float">
            <text:p>0.274725274725275</text:p>
          </table:table-cell>
        </table:table-row>
        <table:table-row table:style-name="ro1">
          <table:table-cell office:value-type="string" calcext:value-type="string">
            <text:p>Høyre</text:p>
          </table:table-cell>
          <table:table-cell office:value-type="float" office:value="37178" calcext:value-type="float">
            <text:p>37178</text:p>
          </table:table-cell>
          <table:table-cell office:value-type="float" office:value="37213" calcext:value-type="float">
            <text:p>37213</text:p>
          </table:table-cell>
          <table:table-cell table:formula="of:=ABS([.E9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(100*ABS([.E9]))/[.B9]" office:value-type="float" office:value="0.0941416967023508" calcext:value-type="float">
            <text:p>0.094141696702351</text:p>
          </table:table-cell>
          <table:table-cell table:formula="of:=(100*ABS([.E9]))/[.C9]" office:value-type="float" office:value="0.0940531534678741" calcext:value-type="float">
            <text:p>0.094053153467874</text:p>
          </table:table-cell>
        </table:table-row>
        <table:table-row table:style-name="ro1">
          <table:table-cell office:value-type="string" calcext:value-type="string">
            <text:p>Kristelig Folkeparti</text:p>
          </table:table-cell>
          <table:table-cell office:value-type="float" office:value="2413" calcext:value-type="float">
            <text:p>2413</text:p>
          </table:table-cell>
          <table:table-cell office:value-type="float" office:value="2405" calcext:value-type="float">
            <text:p>2405</text:p>
          </table:table-cell>
          <table:table-cell table:formula="of:=ABS([.E10])"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formula="of:=(100*ABS([.E10]))/[.B10]" office:value-type="float" office:value="0.331537505180273" calcext:value-type="float">
            <text:p>0.331537505180273</text:p>
          </table:table-cell>
          <table:table-cell table:formula="of:=(100*ABS([.E10]))/[.C10]" office:value-type="float" office:value="0.332640332640333" calcext:value-type="float">
            <text:p>0.332640332640333</text:p>
          </table:table-cell>
        </table:table-row>
        <table:table-row table:style-name="ro1">
          <table:table-cell office:value-type="string" calcext:value-type="string">
            <text:p>Kystpartiet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ABS([.E11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(100*ABS([.E11]))/[.B11]" office:value-type="float" office:value="4.16666666666667" calcext:value-type="float">
            <text:p>4.16666666666667</text:p>
          </table:table-cell>
          <table:table-cell table:formula="of:=(100*ABS([.E11]))/[.C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beralistene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table:formula="of:=ABS([.E12])"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(100*ABS([.E12]))/[.B12]" office:value-type="float" office:value="1.1142061281337" calcext:value-type="float">
            <text:p>1.1142061281337</text:p>
          </table:table-cell>
          <table:table-cell table:formula="of:=(100*ABS([.E12]))/[.C12]" office:value-type="float" office:value="1.12676056338028" calcext:value-type="float">
            <text:p>1.12676056338028</text:p>
          </table:table-cell>
        </table:table-row>
        <table:table-row table:style-name="ro1">
          <table:table-cell office:value-type="string" calcext:value-type="string">
            <text:p>Miljøpartiet De Grønne</text:p>
          </table:table-cell>
          <table:table-cell office:value-type="float" office:value="26407" calcext:value-type="float">
            <text:p>26407</text:p>
          </table:table-cell>
          <table:table-cell office:value-type="float" office:value="26431" calcext:value-type="float">
            <text:p>26431</text:p>
          </table:table-cell>
          <table:table-cell table:formula="of:=ABS([.E13]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(100*ABS([.E13]))/[.B13]" office:value-type="float" office:value="0.0908849926155943" calcext:value-type="float">
            <text:p>0.090884992615594</text:p>
          </table:table-cell>
          <table:table-cell table:formula="of:=(100*ABS([.E13]))/[.C13]" office:value-type="float" office:value="0.0908024668003481" calcext:value-type="float">
            <text:p>0.090802466800348</text:p>
          </table:table-cell>
        </table:table-row>
        <table:table-row table:style-name="ro1">
          <table:table-cell office:value-type="string" calcext:value-type="string">
            <text:p>Norges Kommunistiske Parti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table:formula="of:=ABS([.E14]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100*ABS([.E14]))/[.B14]" office:value-type="float" office:value="1.94174757281553" calcext:value-type="float">
            <text:p>1.94174757281553</text:p>
          </table:table-cell>
          <table:table-cell table:formula="of:=(100*ABS([.E14]))/[.C14]" office:value-type="float" office:value="1.98019801980198" calcext:value-type="float">
            <text:p>1.98019801980198</text:p>
          </table:table-cell>
        </table:table-row>
        <table:table-row table:style-name="ro1">
          <table:table-cell office:value-type="string" calcext:value-type="string">
            <text:p>Partiet De Kristne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formula="of:=ABS([.E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100*ABS([.E15]))/[.B15]" office:value-type="float" office:value="0.4149377593361" calcext:value-type="float">
            <text:p>0.4149377593361</text:p>
          </table:table-cell>
          <table:table-cell table:formula="of:=(100*ABS([.E15]))/[.C15]" office:value-type="float" office:value="0.413223140495868" calcext:value-type="float">
            <text:p>0.413223140495868</text:p>
          </table:table-cell>
        </table:table-row>
        <table:table-row table:style-name="ro1">
          <table:table-cell office:value-type="string" calcext:value-type="string">
            <text:p>Pensjonistpartiet</text:p>
          </table:table-cell>
          <table:table-cell office:value-type="float" office:value="1204" calcext:value-type="float">
            <text:p>1204</text:p>
          </table:table-cell>
          <table:table-cell office:value-type="float" office:value="1199" calcext:value-type="float">
            <text:p>1199</text:p>
          </table:table-cell>
          <table:table-cell table:formula="of:=ABS([.E16])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(100*ABS([.E16]))/[.B16]" office:value-type="float" office:value="0.415282392026578" calcext:value-type="float">
            <text:p>0.415282392026578</text:p>
          </table:table-cell>
          <table:table-cell table:formula="of:=(100*ABS([.E16]))/[.C16]" office:value-type="float" office:value="0.417014178482068" calcext:value-type="float">
            <text:p>0.417014178482068</text:p>
          </table:table-cell>
        </table:table-row>
        <table:table-row table:style-name="ro1">
          <table:table-cell office:value-type="string" calcext:value-type="string">
            <text:p>Piratpartiet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table:formula="of:=ABS([.E17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(100*ABS([.E17]))/[.B17]" office:value-type="float" office:value="2.24215246636771" calcext:value-type="float">
            <text:p>2.24215246636771</text:p>
          </table:table-cell>
          <table:table-cell table:formula="of:=(100*ABS([.E17]))/[.C17]" office:value-type="float" office:value="2.19298245614035" calcext:value-type="float">
            <text:p>2.19298245614035</text:p>
          </table:table-cell>
        </table:table-row>
        <table:table-row table:style-name="ro1">
          <table:table-cell office:value-type="string" calcext:value-type="string">
            <text:p>Rødt</text:p>
          </table:table-cell>
          <table:table-cell office:value-type="float" office:value="12460" calcext:value-type="float">
            <text:p>12460</text:p>
          </table:table-cell>
          <table:table-cell office:value-type="float" office:value="12455" calcext:value-type="float">
            <text:p>12455</text:p>
          </table:table-cell>
          <table:table-cell table:formula="of:=ABS([.E18])"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(100*ABS([.E18]))/[.B18]" office:value-type="float" office:value="0.0401284109149278" calcext:value-type="float">
            <text:p>0.040128410914928</text:p>
          </table:table-cell>
          <table:table-cell table:formula="of:=(100*ABS([.E18]))/[.C18]" office:value-type="float" office:value="0.0401445202729827" calcext:value-type="float">
            <text:p>0.040144520272983</text:p>
          </table:table-cell>
        </table:table-row>
        <table:table-row table:style-name="ro1">
          <table:table-cell office:value-type="string" calcext:value-type="string">
            <text:p>Selvstendighetspartiet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formula="of:=ABS([.E1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(100*ABS([.E19]))/[.B19]" office:value-type="float" office:value="1.8018018018018" calcext:value-type="float">
            <text:p>1.8018018018018</text:p>
          </table:table-cell>
          <table:table-cell table:formula="of:=(100*ABS([.E19]))/[.C19]" office:value-type="float" office:value="1.76991150442478" calcext:value-type="float">
            <text:p>1.76991150442478</text:p>
          </table:table-cell>
        </table:table-row>
        <table:table-row table:style-name="ro1">
          <table:table-cell office:value-type="string" calcext:value-type="string">
            <text:p>Senterpartiet</text:p>
          </table:table-cell>
          <table:table-cell office:value-type="float" office:value="3060" calcext:value-type="float">
            <text:p>3060</text:p>
          </table:table-cell>
          <table:table-cell office:value-type="float" office:value="3071" calcext:value-type="float">
            <text:p>3071</text:p>
          </table:table-cell>
          <table:table-cell table:formula="of:=ABS([.E20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(100*ABS([.E20]))/[.B20]" office:value-type="float" office:value="0.359477124183006" calcext:value-type="float">
            <text:p>0.359477124183006</text:p>
          </table:table-cell>
          <table:table-cell table:formula="of:=(100*ABS([.E20]))/[.C20]" office:value-type="float" office:value="0.358189514816021" calcext:value-type="float">
            <text:p>0.358189514816021</text:p>
          </table:table-cell>
        </table:table-row>
        <table:table-row table:style-name="ro1">
          <table:table-cell office:value-type="string" calcext:value-type="string">
            <text:p>SV - Sosialistisk Venstreparti</text:p>
          </table:table-cell>
          <table:table-cell office:value-type="float" office:value="13967" calcext:value-type="float">
            <text:p>13967</text:p>
          </table:table-cell>
          <table:table-cell office:value-type="float" office:value="13980" calcext:value-type="float">
            <text:p>13980</text:p>
          </table:table-cell>
          <table:table-cell table:formula="of:=ABS([.E2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(100*ABS([.E21]))/[.B21]" office:value-type="float" office:value="0.093076537552803" calcext:value-type="float">
            <text:p>0.093076537552803</text:p>
          </table:table-cell>
          <table:table-cell table:formula="of:=(100*ABS([.E21]))/[.C21]" office:value-type="float" office:value="0.0929899856938484" calcext:value-type="float">
            <text:p>0.092989985693848</text:p>
          </table:table-cell>
        </table:table-row>
        <table:table-row table:style-name="ro1">
          <table:table-cell office:value-type="string" calcext:value-type="string">
            <text:p>Venstre</text:p>
          </table:table-cell>
          <table:table-cell office:value-type="float" office:value="6862" calcext:value-type="float">
            <text:p>6862</text:p>
          </table:table-cell>
          <table:table-cell office:value-type="float" office:value="6866" calcext:value-type="float">
            <text:p>6866</text:p>
          </table:table-cell>
          <table:table-cell table:formula="of:=ABS([.E22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(100*ABS([.E22]))/[.B22]" office:value-type="float" office:value="0.0582920431361119" calcext:value-type="float">
            <text:p>0.058292043136112</text:p>
          </table:table-cell>
          <table:table-cell table:formula="of:=(100*ABS([.E22]))/[.C22]" office:value-type="float" office:value="0.0582580833090591" calcext:value-type="float">
            <text:p>0.058258083309059</text:p>
          </table:table-cell>
        </table:table-row>
        <table:table-row table:style-name="ro1">
          <table:table-cell/>
          <table:table-cell table:formula="of:=SUM([.B2:.B22])" office:value-type="float" office:value="155317" calcext:value-type="float">
            <text:p>155317</text:p>
          </table:table-cell>
          <table:table-cell table:formula="of:=SUM([.C2:.C22])" office:value-type="float" office:value="155413" calcext:value-type="float">
            <text:p>155413</text:p>
          </table:table-cell>
          <table:table-cell table:formula="of:=SUM([.D2:.D22])" office:value-type="float" office:value="176" calcext:value-type="float">
            <text:p>176</text:p>
          </table:table-cell>
          <table:table-cell/>
          <table:table-cell table:formula="of:=AVERAGE([.F2:.F22])" office:value-type="float" office:value="0.883421637896962" calcext:value-type="float">
            <text:p>0.883421637896962</text:p>
          </table:table-cell>
          <table:table-cell table:formula="of:=AVERAGE([.G2:.G22])" office:value-type="float" office:value="0.867169388386809" calcext:value-type="float">
            <text:p>0.867169388386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00:26:43.848236682</dc:date>
    <meta:editing-duration>PT1M9S</meta:editing-duration>
    <meta:editing-cycles>1</meta:editing-cycles>
    <meta:generator>LibreOffice/6.0.7.3$Linux_X86_64 LibreOffice_project/00m0$Build-3</meta:generator>
    <meta:document-statistic meta:table-count="1" meta:cell-count="159" meta:object-count="0"/>
  </office:meta>
</office:document-meta>
</file>